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AttributeOutputModule.rollback( Configuration modeConf , Map objectModel , Exception 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4">
            <text:p text:style-name="Table_20_Contents">4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RequestAttributeOutputModule.setAttribute( Configuration modeConf , Map objectModel , String name ,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RequestAttributeOutputModule.getNam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RequestAttributeOutputModule.commit( Configuration modeConf , Map objectModel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28">
            <text:p text:style-name="Table_20_Contents">2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